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svg:stroke-width="0.051cm" svg:stroke-color="#ff000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1.778cm"/>
    </style:style>
    <style:style style:name="gr5" style:family="graphic" style:parent-style-name="objectwithoutfill">
      <style:graphic-properties svg:stroke-width="0.051cm" svg:stroke-color="#ff000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96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text-properties fo:color="#ff000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892cm" svg:height="2.478cm" draw:transform="rotate (-0.862192650485036) translate (5.064cm 8.62cm)" svg:viewBox="0 0 2893 2479" svg:d="m0 0c771 661 964 826 2893 2479">
          <text:p/>
        </draw:path>
        <draw:rect draw:style-name="gr2" draw:text-style-name="P2" draw:layer="layout" svg:width="3.048cm" svg:height="2.54cm" svg:x="3.54cm" svg:y="6.08cm">
          <text:p text:style-name="P2"><text:span text:style-name="T1">(...)</text:span></text:p>
        </draw:rect>
        <draw:rect draw:style-name="gr2" draw:text-style-name="P2" draw:layer="layout" svg:width="3.048cm" svg:height="0.508cm" svg:x="3.54cm" svg:y="6.08cm">
          <text:p text:style-name="P2"><text:span text:style-name="T1">rxNoteList</text:span></text:p>
        </draw:rect>
        <draw:rect draw:style-name="gr2" draw:text-style-name="P2" draw:layer="layout" svg:width="3.048cm" svg:height="2.54cm" svg:x="15.732cm" svg:y="9.382cm">
          <text:p text:style-name="P2"><text:span text:style-name="T1">(...)</text:span></text:p>
        </draw:rect>
        <draw:rect draw:style-name="gr2" draw:text-style-name="P2" draw:layer="layout" svg:width="3.048cm" svg:height="0.508cm" svg:x="15.732cm" svg:y="9.382cm">
          <text:p text:style-name="P2"><text:span text:style-name="T1">noteOnInList</text:span></text:p>
        </draw:rect>
        <draw:rect draw:style-name="gr2" draw:text-style-name="P2" draw:layer="layout" svg:width="3.048cm" svg:height="2.54cm" svg:x="3.54cm" svg:y="12.43cm">
          <text:p text:style-name="P2"><text:span text:style-name="T1">(...)</text:span></text:p>
        </draw:rect>
        <draw:rect draw:style-name="gr2" draw:text-style-name="P2" draw:layer="layout" svg:width="3.048cm" svg:height="1.016cm" svg:x="3.54cm" svg:y="12.43cm">
          <text:p text:style-name="P2"><text:span text:style-name="T1">NoteOnRecordList</text:span></text:p>
          <text:p text:style-name="P2"><text:span text:style-name="T1">Also records to file</text:span></text:p>
        </draw:rect>
        <draw:rect draw:style-name="gr2" draw:text-style-name="P2" draw:layer="layout" svg:width="3.048cm" svg:height="2.54cm" svg:x="15.478cm" svg:y="15.224cm">
          <text:p text:style-name="P2"><text:span text:style-name="T1">(...)</text:span></text:p>
        </draw:rect>
        <draw:rect draw:style-name="gr2" draw:text-style-name="P2" draw:layer="layout" svg:width="3.048cm" svg:height="0.508cm" svg:x="15.478cm" svg:y="15.224cm">
          <text:p text:style-name="P2"><text:span text:style-name="T1">noteOnOutList</text:span></text:p>
        </draw:rect>
        <draw:rect draw:style-name="gr2" draw:text-style-name="P2" draw:layer="layout" svg:width="3.048cm" svg:height="0.508cm" svg:x="17.256cm" svg:y="3.54cm" draw:corner-radius="0.254cm">
          <text:p text:style-name="P2"><text:span text:style-name="T1">.pushObject()</text:span></text:p>
        </draw:rect>
        <draw:rect draw:style-name="gr2" draw:text-style-name="P2" draw:layer="layout" svg:width="3.048cm" svg:height="0.508cm" svg:x="17.256cm" svg:y="4.302cm" draw:corner-radius="0.254cm">
          <text:p text:style-name="P2"><text:span text:style-name="T1">.dropObject()</text:span></text:p>
        </draw:rect>
        <draw:path draw:style-name="gr1" draw:text-style-name="P1" draw:layer="layout" svg:width="2.589cm" svg:height="1.137cm" draw:transform="rotate (-0.862192650485036) translate (4.24257909970458cm 3.37322554127409cm)" svg:viewBox="0 0 2590 1138" svg:d="m0 256c165-193 661-771 2590 882">
          <text:p/>
        </draw:path>
        <draw:rect draw:style-name="gr2" draw:text-style-name="P2" draw:layer="layout" svg:width="2.54cm" svg:height="1.016cm" svg:x="1.508cm" svg:y="3.032cm">
          <text:p text:style-name="P2"><text:span text:style-name="T1">Any Note On</text:span></text:p>
          <text:p text:style-name="P2"><text:span text:style-name="T1">Or Off by MIDI</text:span></text:p>
        </draw:rect>
        <draw:rect draw:style-name="gr2" draw:text-style-name="P2" draw:layer="layout" svg:width="3.048cm" svg:height="0.508cm" svg:x="3.286cm" svg:y="4.81cm" draw:corner-radius="0.254cm">
          <text:p text:style-name="P2"><text:span text:style-name="T1">.pushObject()</text:span></text:p>
        </draw:rect>
        <draw:rect draw:style-name="gr2" draw:text-style-name="P2" draw:layer="layout" svg:width="2.54cm" svg:height="1.016cm" svg:x="-1.54cm" svg:y="9.89cm">
          <text:p text:style-name="P2"><text:span text:style-name="T1">Record</text:span></text:p>
          <text:p text:style-name="P2"><text:span text:style-name="T1">Timer</text:span></text:p>
        </draw:rect>
        <draw:rect draw:style-name="gr2" draw:text-style-name="P2" draw:layer="layout" svg:width="2.54cm" svg:height="1.016cm" svg:x="17.002cm" svg:y="5.826cm">
          <text:p text:style-name="P2"><text:span text:style-name="T1">Playback</text:span></text:p>
          <text:p text:style-name="P2"><text:span text:style-name="T1">Timer</text:span></text:p>
        </draw:rect>
        <draw:rect draw:style-name="gr2" draw:text-style-name="P2" draw:layer="layout" svg:width="2.54cm" svg:height="1.016cm" svg:x="3.794cm" svg:y="9.382cm">
          <text:p text:style-name="P2"><text:span text:style-name="T1">New Record</text:span></text:p>
        </draw:rect>
        <draw:rect draw:style-name="gr2" draw:text-style-name="P2" draw:layer="layout" svg:width="2.54cm" svg:height="1.016cm" svg:x="3.794cm" svg:y="10.652cm">
          <text:p text:style-name="P2"><text:span text:style-name="T1">Recording</text:span></text:p>
        </draw:rect>
        <draw:rect draw:style-name="gr2" draw:text-style-name="P2" draw:layer="layout" svg:width="2.54cm" svg:height="1.016cm" svg:x="1cm" svg:y="16.494cm">
          <text:p text:style-name="P2"><text:span text:style-name="T1">Recording</text:span></text:p>
          <text:p text:style-name="P2"><text:span text:style-name="T1">Ended</text:span></text:p>
        </draw:rect>
      </draw:page>
      <draw:page draw:name="page2" draw:style-name="dp1" draw:master-page-name="Default">
        <draw:path draw:style-name="gr1" draw:text-style-name="P1" draw:layer="layout" svg:width="2.589cm" svg:height="0.881cm" draw:transform="rotate (-0.862192650485036) translate (7.858cm 8.62cm)" svg:viewBox="0 0 2590 882" svg:d="m0 0c579 496 1047-441 2590 882">
          <text:p/>
        </draw:path>
        <draw:rect draw:style-name="gr2" draw:text-style-name="P2" draw:layer="layout" svg:width="3.048cm" svg:height="2.54cm" svg:x="15.986cm" svg:y="21.32cm">
          <text:p text:style-name="P2"><text:span text:style-name="T1">Send Notes</text:span></text:p>
        </draw:rect>
        <draw:rect draw:style-name="gr2" draw:text-style-name="P2" draw:layer="layout" svg:width="9.144cm" svg:height="2.54cm" svg:x="4.81cm" svg:y="3.54cm">
          <text:p text:style-name="P2"><text:span text:style-name="T1">Receive Notes</text:span></text:p>
        </draw:rect>
        <draw:rect draw:style-name="gr2" draw:text-style-name="P2" draw:layer="layout" svg:width="3.048cm" svg:height="2.54cm" svg:x="3.286cm" svg:y="6.08cm">
          <text:p text:style-name="P2"><text:span text:style-name="T1">If new record,</text:span></text:p>
          <text:p text:style-name="P2"><text:span text:style-name="T1">save all</text:span></text:p>
          <text:p text:style-name="P2"><text:span text:style-name="T1">previously on</text:span></text:p>
        </draw:rect>
        <draw:rect draw:style-name="gr2" draw:text-style-name="P2" draw:layer="layout" svg:width="3.048cm" svg:height="2.54cm" svg:x="6.334cm" svg:y="6.08cm">
          <text:p text:style-name="P2"><text:span text:style-name="T1">If record,</text:span></text:p>
          <text:p text:style-name="P2"><text:span text:style-name="T1">save</text:span></text:p>
        </draw:rect>
        <draw:rect draw:style-name="gr2" draw:text-style-name="P2" draw:layer="layout" svg:width="3.048cm" svg:height="2.54cm" svg:x="12.43cm" svg:y="6.08cm">
          <text:p text:style-name="P2"><text:span text:style-name="T1">If output not</text:span></text:p>
          <text:p text:style-name="P2"><text:span text:style-name="T1">playing this note,</text:span></text:p>
          <text:p text:style-name="P2"><text:span text:style-name="T1">send it</text:span></text:p>
        </draw:rect>
        <draw:rect draw:style-name="gr2" draw:text-style-name="P2" draw:layer="layout" svg:width="9.144cm" svg:height="2.54cm" svg:x="4.81cm" svg:y="16.24cm">
          <text:p text:style-name="P2"><text:span text:style-name="T1">Playback Notes</text:span></text:p>
        </draw:rect>
        <draw:rect draw:style-name="gr2" draw:text-style-name="P2" draw:layer="layout" svg:width="3.048cm" svg:height="2.54cm" svg:x="9.382cm" svg:y="18.78cm">
          <text:p text:style-name="P2"><text:span text:style-name="T1">If output not</text:span></text:p>
          <text:p text:style-name="P2"><text:span text:style-name="T1">playing this note,</text:span></text:p>
          <text:p text:style-name="P2"><text:span text:style-name="T1">send it</text:span></text:p>
        </draw:rect>
        <draw:rect draw:style-name="gr2" draw:text-style-name="P2" draw:layer="layout" svg:width="3.048cm" svg:height="2.54cm" svg:x="9.382cm" svg:y="6.08cm">
          <text:p text:style-name="P2"><text:span text:style-name="T1">If record ended,</text:span></text:p>
          <text:p text:style-name="P2"><text:span text:style-name="T1">save note offs</text:span></text:p>
        </draw:rect>
        <draw:rect draw:style-name="gr2" draw:text-style-name="P2" draw:layer="layout" svg:width="3.048cm" svg:height="2.54cm" svg:x="8.366cm" svg:y="11.16cm">
          <text:p text:style-name="P2"><text:span text:style-name="T1">MidiDB</text:span></text:p>
        </draw:rect>
        <draw:path draw:style-name="gr1" draw:text-style-name="P1" draw:layer="layout" svg:width="4.407cm" svg:height="1.628cm" draw:transform="rotate (-0.862192650485036) translate (6.00541976060543cm 7.59540134666101cm)" svg:viewBox="0 0 4408 1629" svg:d="m0 1574c579 496 2865-2562 4408-1239">
          <text:p/>
        </draw:path>
        <draw:path draw:style-name="gr1" draw:text-style-name="P1" draw:layer="layout" svg:width="0.77cm" svg:height="3.002cm" draw:transform="rotate (-0.862192650485036) translate (10.906cm 8.62cm)" svg:viewBox="0 0 771 3003" svg:d="m0 0c579 496-771 1681 771 3003">
          <text:p/>
        </draw:path>
        <draw:path draw:style-name="gr1" draw:text-style-name="P1" draw:layer="layout" svg:width="12.121cm" svg:height="5.371cm" draw:transform="skewX (-5.72060709606438E-017) rotate (-0.862192650485036) translate (13.954cm 8.62cm)" svg:viewBox="0 0 12122 5372" svg:d="m0 0c3279 2810 7136 1432 12122 5372">
          <text:p/>
        </draw:path>
        <draw:path draw:style-name="gr1" draw:text-style-name="P1" draw:layer="layout" svg:width="1.597cm" svg:height="2.038cm" draw:transform="rotate (-0.862192650485036) translate (9.89cm 13.7cm)" svg:viewBox="0 0 1598 2039" svg:d="m0 0c579 496 55 716 1598 2039">
          <text:p/>
        </draw:path>
        <draw:path draw:style-name="gr1" draw:text-style-name="P1" draw:layer="layout" svg:width="3.966cm" svg:height="5.457cm" draw:transform="rotate (-0.862192650485036) translate (14.6965066717723cm 18.0711428542862cm)" svg:viewBox="0 0 3967 5458" svg:d="m0 4992c3086 2645 1267-6942 3967-4628">
          <text:p/>
        </draw:path>
        <draw:ellipse draw:style-name="gr3" draw:text-style-name="P1" draw:layer="layout" svg:width="2.039cm" svg:height="6.367cm" draw:transform="rotate (-0.523598775599386) translate (16.737cm 15.527cm)">
          <text:p/>
        </draw:ellipse>
        <draw:ellipse draw:style-name="gr3" draw:text-style-name="P1" draw:layer="layout" svg:width="4.116cm" svg:height="1.416cm" svg:x="6.588cm" svg:y="8.982cm">
          <text:p/>
        </draw:ellipse>
        <draw:frame draw:style-name="gr4" draw:layer="layout" svg:width="5.588cm" svg:height="2.028cm" svg:x="1.762cm" svg:y="10.91cm">
          <draw:text-box>
            <text:p>Track parity of note on/offs</text:p>
          </draw:text-box>
        </draw:frame>
        <draw:frame draw:style-name="gr4" draw:layer="layout" svg:width="5.588cm" svg:height="2.028cm" svg:x="9.636cm" svg:y="23.356cm">
          <draw:text-box>
            <text:p>Track parity of note on/offs</text:p>
          </draw:text-box>
        </draw:frame>
        <draw:line draw:style-name="gr5" draw:text-style-name="P1" draw:layer="layout" svg:x1="7.096cm" svg:y1="10.144cm" svg:x2="6.08cm" svg:y2="10.906cm">
          <text:p/>
        </draw:line>
        <draw:line draw:style-name="gr5" draw:text-style-name="P1" draw:layer="layout" svg:x1="14.462cm" svg:y1="21.574cm" svg:x2="13.446cm" svg:y2="23.352cm">
          <text:p/>
        </draw:line>
        <draw:line draw:style-name="gr5" draw:text-style-name="P1" draw:layer="layout" svg:x1="15.224cm" svg:y1="19.796cm" svg:x2="11.668cm" svg:y2="20.558cm">
          <text:p/>
        </draw:line>
        <draw:line draw:style-name="gr5" draw:text-style-name="P1" draw:layer="layout" svg:x1="16.494cm" svg:y1="17.51cm" svg:x2="14.462cm" svg:y2="8.366cm">
          <text:p/>
        </draw:line>
        <draw:line draw:style-name="gr5" draw:text-style-name="P1" draw:layer="layout" svg:x1="10.906cm" svg:y1="8.112cm" svg:x2="9.382cm" svg:y2="9.636cm">
          <text:p/>
        </draw:line>
        <draw:line draw:style-name="gr5" draw:text-style-name="P1" draw:layer="layout" svg:x1="4.81cm" svg:y1="8.112cm" svg:x2="7.858cm" svg:y2="9.636cm">
          <text:p/>
        </draw:line>
        <draw:line draw:style-name="gr5" draw:text-style-name="P1" draw:layer="layout" svg:x1="8.112cm" svg:y1="8.112cm" svg:x2="8.874cm" svg:y2="9.636cm">
          <text:p/>
        </draw:line>
      </draw:page>
      <draw:page draw:name="page3" draw:style-name="dp1" draw:master-page-name="Default">
        <draw:rect draw:style-name="gr2" draw:text-style-name="P3" draw:layer="layout" svg:width="1.016cm" svg:height="1.016cm" svg:x="15.732cm" svg:y="13.192cm" draw:corner-radius="5.588cm">
          <text:p text:style-name="P3"><text:span text:style-name="T2">+</text:span></text:p>
        </draw:rect>
        <draw:rect draw:style-name="gr2" draw:text-style-name="P2" draw:layer="layout" svg:width="1.524cm" svg:height="0.508cm" svg:x="18.018cm" svg:y="13.446cm">
          <text:p text:style-name="P2"><text:span text:style-name="T1">Out</text:span></text:p>
        </draw:rect>
        <draw:rect draw:style-name="gr2" draw:text-style-name="P2" draw:layer="layout" svg:width="1.524cm" svg:height="0.508cm" svg:x="2.778cm" svg:y="13.446cm">
          <text:p text:style-name="P2"><text:span text:style-name="T1">In</text:span></text:p>
        </draw:rect>
        <draw:path draw:style-name="gr1" draw:text-style-name="P1" draw:layer="layout" svg:width="7.217cm" svg:height="9.227cm" draw:transform="rotate (-0.862192650485036) translate (11.3088638255872cm 7.69439136241953cm)" svg:viewBox="0 0 7218 9228" svg:d="m0 9228c1322-1542 5014-9752 7218-9202">
          <text:p/>
        </draw:path>
        <draw:path draw:style-name="gr1" draw:text-style-name="P1" draw:layer="layout" svg:width="3.773cm" svg:height="2.853cm" draw:transform="rotate (-0.862192650485036) translate (6.46920953061319cm 11.84247677699cm)" svg:viewBox="0 0 3774 2854" svg:d="m0 2854c1322-1543 2231-3774 3774-2452">
          <text:p/>
        </draw:path>
        <draw:rect draw:style-name="gr2" draw:text-style-name="P2" draw:layer="layout" svg:width="1.524cm" svg:height="0.508cm" svg:x="7.858cm" svg:y="14.97cm">
          <text:p text:style-name="P2"><text:span text:style-name="T1">MidiDB</text:span></text:p>
        </draw:rect>
        <draw:rect draw:style-name="gr2" draw:text-style-name="P2" draw:layer="layout" svg:width="1.524cm" svg:height="0.508cm" svg:x="9.89cm" svg:y="14.97cm">
          <text:p text:style-name="P2"><text:span text:style-name="T1">MidiDB</text:span></text:p>
        </draw:rect>
        <draw:path draw:style-name="gr1" draw:text-style-name="P1" draw:layer="layout" svg:width="2.416cm" svg:height="4.849cm" draw:transform="rotate (-0.862192650485036) translate (14.1597023869349cm 11.6096790609547cm)" svg:viewBox="0 0 2417 4850" svg:d="m269 4850c-965-826 881-4931 2148-4849">
          <text:p/>
        </draw:path>
        <draw:frame draw:style-name="gr4" draw:layer="layout" svg:width="5.588cm" svg:height="2.028cm" svg:x="8.112cm" svg:y="10.148cm">
          <draw:text-box>
            <text:p>All new notes get sent to the output</text:p>
          </draw:text-box>
        </draw:frame>
        <draw:frame draw:style-name="gr4" draw:layer="layout" svg:width="5.588cm" svg:height="2.028cm" svg:x="2.778cm" svg:y="15.732cm">
          <draw:text-box>
            <text:p>If recording, save notes as well</text:p>
          </draw:text-box>
        </draw:frame>
        <draw:frame draw:style-name="gr4" draw:layer="layout" svg:width="5.588cm" svg:height="2.028cm" svg:x="10.144cm" svg:y="15.986cm">
          <draw:text-box>
            <text:p>If playing, send output notes</text:p>
          </draw:text-box>
        </draw:frame>
        <draw:frame draw:style-name="gr4" draw:layer="layout" svg:width="4.572cm" svg:height="4.523cm" svg:x="15.224cm" svg:y="15.224cm">
          <draw:text-box>
            <text:p>Retrigger new same notes,</text:p>
            <text:p>Exclude note offs if new not on hasn't finished</text:p>
          </draw:text-box>
        </draw:frame>
        <draw:path draw:style-name="gr1" draw:text-style-name="P1" draw:layer="layout" svg:width="0.825cm" svg:height="0.963cm" draw:transform="rotate (-0.862192650485036) translate (17.4801460060387cm 13.0724749777812cm)" svg:viewBox="0 0 826 964" svg:d="m0 964c496-578 331-385 826-964">
          <text:p/>
        </draw:path>
        <draw:frame draw:style-name="gr4" draw:text-style-name="P4" draw:layer="layout" svg:width="5.588cm" svg:height="2.028cm" svg:x="2.778cm" svg:y="17.006cm">
          <draw:text-box>
            <text:p text:style-name="P4"><text:span text:style-name="T3">Use LL to track unfinished ons</text:span></text:p>
          </draw:text-box>
        </draw:frame>
        <draw:frame draw:style-name="gr4" draw:text-style-name="P4" draw:layer="layout" svg:width="5.588cm" svg:height="2.028cm" svg:x="15.224cm" svg:y="19.542cm">
          <draw:text-box>
            <text:p text:style-name="P4"><text:span text:style-name="T3">Use LL to track unfinished ons</text:span></text:p>
          </draw:text-box>
        </draw:frame>
      </draw:page>
      <draw:page draw:name="page4" draw:style-name="dp1" draw:master-page-name="Default">
        <draw:line draw:style-name="gr6" draw:text-style-name="P1" draw:layer="layout" svg:x1="6.08cm" svg:y1="7.858cm" svg:x2="8.62cm" svg:y2="7.858cm">
          <text:p/>
        </draw:line>
        <draw:line draw:style-name="gr6" draw:text-style-name="P1" draw:layer="layout" svg:x1="6.08cm" svg:y1="7.858cm" svg:x2="6.08cm" svg:y2="8.62cm">
          <text:p/>
        </draw:line>
        <draw:line draw:style-name="gr6" draw:text-style-name="P1" draw:layer="layout" svg:x1="3.54cm" svg:y1="8.62cm" svg:x2="6.08cm" svg:y2="8.62cm">
          <text:p/>
        </draw:line>
        <draw:line draw:style-name="gr6" draw:text-style-name="P1" draw:layer="layout" svg:x1="8.62cm" svg:y1="8.62cm" svg:x2="13.7cm" svg:y2="8.62cm">
          <text:p/>
        </draw:line>
        <draw:line draw:style-name="gr6" draw:text-style-name="P1" draw:layer="layout" svg:x1="8.62cm" svg:y1="7.858cm" svg:x2="8.62cm" svg:y2="8.62cm">
          <text:p/>
        </draw:line>
        <draw:line draw:style-name="gr6" draw:text-style-name="P1" draw:layer="layout" svg:x1="7.35cm" svg:y1="9.128cm" svg:x2="9.89cm" svg:y2="9.128cm">
          <text:p/>
        </draw:line>
        <draw:line draw:style-name="gr6" draw:text-style-name="P1" draw:layer="layout" svg:x1="7.35cm" svg:y1="9.128cm" svg:x2="7.35cm" svg:y2="9.89cm">
          <text:p/>
        </draw:line>
        <draw:line draw:style-name="gr6" draw:text-style-name="P1" draw:layer="layout" svg:x1="3.54cm" svg:y1="9.89cm" svg:x2="7.35cm" svg:y2="9.89cm">
          <text:p/>
        </draw:line>
        <draw:line draw:style-name="gr6" draw:text-style-name="P1" draw:layer="layout" svg:x1="9.89cm" svg:y1="9.89cm" svg:x2="13.7cm" svg:y2="9.89cm">
          <text:p/>
        </draw:line>
        <draw:line draw:style-name="gr6" draw:text-style-name="P1" draw:layer="layout" svg:x1="9.89cm" svg:y1="9.128cm" svg:x2="9.89cm" svg:y2="9.89cm">
          <text:p/>
        </draw:line>
        <draw:frame draw:style-name="gr7" draw:layer="layout" svg:width="1.016cm" svg:height="1.217cm" svg:x="2.524cm" svg:y="7.604cm">
          <draw:text-box>
            <text:p>A</text:p>
          </draw:text-box>
        </draw:frame>
        <draw:frame draw:style-name="gr7" draw:layer="layout" svg:width="1.016cm" svg:height="1.217cm" svg:x="2.524cm" svg:y="8.874cm">
          <draw:text-box>
            <text:p>B</text:p>
          </draw:text-box>
        </draw:frame>
        <draw:frame draw:style-name="gr7" draw:layer="layout" svg:width="2.032cm" svg:height="1.217cm" svg:x="1.762cm" svg:y="11.467cm">
          <draw:text-box>
            <text:p>OUT</text:p>
          </draw:text-box>
        </draw:frame>
        <draw:line draw:style-name="gr6" draw:text-style-name="P1" draw:layer="layout" svg:x1="7.35cm" svg:y1="11.668cm" svg:x2="9.89cm" svg:y2="11.668cm">
          <text:p/>
        </draw:line>
        <draw:line draw:style-name="gr6" draw:text-style-name="P1" draw:layer="layout" svg:x1="7.35cm" svg:y1="11.668cm" svg:x2="7.35cm" svg:y2="12.43cm">
          <text:p/>
        </draw:line>
        <draw:line draw:style-name="gr6" draw:text-style-name="P1" draw:layer="layout" svg:x1="3.54cm" svg:y1="12.43cm" svg:x2="6.08cm" svg:y2="12.43cm">
          <text:p/>
        </draw:line>
        <draw:line draw:style-name="gr6" draw:text-style-name="P1" draw:layer="layout" svg:x1="9.89cm" svg:y1="12.43cm" svg:x2="13.7cm" svg:y2="12.43cm">
          <text:p/>
        </draw:line>
        <draw:line draw:style-name="gr6" draw:text-style-name="P1" draw:layer="layout" svg:x1="9.89cm" svg:y1="11.668cm" svg:x2="9.89cm" svg:y2="12.43cm">
          <text:p/>
        </draw:line>
        <draw:line draw:style-name="gr6" draw:text-style-name="P1" draw:layer="layout" svg:x1="6.08cm" svg:y1="11.668cm" svg:x2="7.35cm" svg:y2="11.668cm">
          <text:p/>
        </draw:line>
        <draw:line draw:style-name="gr6" draw:text-style-name="P1" draw:layer="layout" svg:x1="6.08cm" svg:y1="11.668cm" svg:x2="6.08cm" svg:y2="12.43cm">
          <text:p/>
        </draw:line>
        <draw:frame draw:style-name="gr7" draw:layer="layout" svg:width="12.192cm" svg:height="1.217cm" svg:x="1.762cm" svg:y="4.556cm">
          <draw:text-box>
            <text:p>Adding two even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H33M26S</meta:editing-duration>
    <meta:editing-cycles>5</meta:editing-cycles>
    <meta:generator>OpenOffice.org/3.4.1$Win32 OpenOffice.org_project/341m1$Build-9593</meta:generator>
    <dc:date>2015-12-26T15:12:18.27</dc:date>
    <meta:document-statistic meta:object-count="81"/>
  </office:meta>
</office:document-meta>
</file>